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fo:min-height="3.256cm"/>
    </style:style>
    <style:style style:name="pr2" style:family="presentation" style:parent-style-name="Blue-outline1">
      <style:graphic-properties fo:min-height="13.609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notes">
      <style:graphic-properties draw:fill-color="#ffffff" draw:auto-grow-height="true" fo:min-height="13.365cm"/>
    </style:style>
    <style:style style:name="pr7" style:family="presentation" style:parent-style-name="Blue-outline1">
      <style:graphic-properties fo:min-height="10.649cm"/>
    </style:style>
    <style:style style:name="pr8" style:family="presentation" style:parent-style-name="Blue-outline1">
      <style:graphic-properties fo:min-height="2.071cm"/>
    </style:style>
    <style:style style:name="pr9" style:family="presentation" style:parent-style-name="Blue-title">
      <style:graphic-properties draw:auto-grow-height="true" fo:min-height="3.507cm"/>
    </style:style>
    <style:style style:name="pr10" style:family="presentation" style:parent-style-name="Blue-outline1">
      <style:graphic-properties draw:auto-grow-height="true" fo:min-height="13.86cm"/>
    </style:style>
    <style:style style:name="pr11" style:family="presentation" style:parent-style-name="Blue-outline1">
      <style:graphic-properties draw:auto-grow-height="true" fo:min-height="6.15cm"/>
    </style:style>
    <style:style style:name="pr12" style:family="presentation" style:parent-style-name="Blue-outline1">
      <style:graphic-properties fo:min-height="16.0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JavaScript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c+++</text:p>
              </text:list-item>
              <text:list-item>
                <text:p>oak</text:p>
              </text:list-item>
              <text:list-item>
                <text:p>hotjava</text:p>
              </text:list-item>
              <text:list-item>
                <text:p>jscript</text:p>
              </text:list-item>
              <text:list-item>
                <text:p>livescript</text:p>
              </text:list-item>
              <text:list-item>
                <text:p>ECMA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JavaScript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header>
                <text:p text:style-name="P2">Dünyanın en çok kullanılan programlama dili</text:p>
                <text:p text:style-name="P2"/>
                <text:p text:style-name="P2"/>
                <text:p text:style-name="P2">234 milyon web sitesi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JavaScript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header>
                <text:p text:style-name="P2">Dünyanın en çok ”kullanılamayan” programlama dili</text:p>
                <text:p text:style-name="P2"/>
                <text:p text:style-name="P2">Gmail(AJAX) gelinceye kadar sadece görsel öğeler için kullanıyorduk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JavaScript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item>
                <text:p>ECMA-262 </text:p>
              </text:list-item>
              <text:list-item>
                <text:p><text:span text:style-name="T1"><text:a xlink:href="http://www.ecma-international.org/publications/standards/ecma-262.htm">http://www.ecma-international.org/publications/standards/ecma-262.htm</text:a>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CMAScript</text:p>
          </draw:text-box>
        </draw:frame>
        <draw:frame presentation:style-name="pr2" draw:layer="layout" svg:width="26.6cm" svg:height="13.609cm" svg:x="1.4cm" svg:y="4.914cm" presentation:class="outline" presentation:user-transformed="true">
          <draw:text-box>
            <text:list text:style-name="L2">
              <text:list-item>
                <text:p>Söz dizimi → C</text:p>
              </text:list-item>
              <text:list-item>
                <text:p>Regexp → Perl</text:p>
              </text:list-item>
              <text:list-item>
                <text:p>Fonksiyonel Programlama → Scheme <text:span text:style-name="T2">(gülüşmeler...)</text:span></text:p>
              </text:list-item>
              <text:list-item>
                <text:p>Prototype temelli kalıtım → Self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Kullanım alanları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Web : Markup ile 'etkileşim'i sağlamak </text:p>
              </text:list-item>
              <text:list-item>
                <text:p>Sunucu tarafında : mod_js, nodejs (spidermonkey, v8)</text:p>
              </text:list-item>
              <text:list-item>
                <text:p>Herhangi bir uygulama : ScriptEng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arkup içinde kullanım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İnline kullanım</text:p>
                <text:p><text:span text:style-name="T1">&lt;script type=”text/javascript”&gt;</text:span><text:span text:style-name="T1"><text:line-break/></text:span><text:span text:style-name="T1"> <text:s text:c="3"/>document.write('Yalan dünya!');</text:span><text:span text:style-name="T1"><text:line-break/></text:span><text:span text:style-name="T1">&lt;/script&gt;</text:span><text:span text:style-name="T1"><text:line-break/></text:span><text:span text:style-name="T1">…</text:span><text:span text:style-name="T1"><text:line-break/></text:span><text:span text:style-name="T1">&lt;a href=”#” onclick=”document.write('Yalan dünya!')”&gt; Neşet Ertaş &lt;/a&gt;</text:span><text:span text:style-name="T1"><text:line-break/></text:span><text:span text:style-name="T1"/></text:p>
              </text:list-item>
              <text:list-item>
                <text:p><text:span text:style-name="T3">Harici kullanım</text:span></text:p>
                <text:p><text:span text:style-name="T1">&lt;script type="text/javascript" src="dunya.js"&gt;&lt;/script&gt;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Veri tipleri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bjeler</text:p>
                <text:p>'undefined' harici her şey bir obje, fonksiyonlar bile</text:p>
                <text:p>key/value eşlerinden oluşur. Key'ler string, value'lar ise herhangi başka bir 'obje'</text:p>
                <text:p/>
                <text:p><text:span text:style-name="T1">var x = obje.get;</text:span><text:span text:style-name="T1"><text:line-break/></text:span><text:span text:style-name="T1">obje.set = ”value”;</text:span><text:span text:style-name="T1"><text:line-break/></text:span><text:span text:style-name="T1">delete obje.property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Veri tipleri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Rakam</text:p>
                <text:p><text:s/>Tek bir rakam tipi var</text:p>
                <text:p><text:s text:c="2"/>64 bit float (double)</text:p>
                <text:p><text:span text:style-name="T1">var <text:s/>x = 0.1 + 0.2</text:span></text:p>
                <text:p><text:span text:style-name="T1">0.30000000000000004</text:span></text:p>
                <text:p><text:span text:style-name="T1"/></text:p>
                <text:p><text:span text:style-name="T1">http://www.w3schools.com/jsref/jsref_obj_number.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Veri tipleri</text:p>
          </draw:text-box>
        </draw:frame>
        <draw:frame presentation:style-name="pr2" draw:layer="layout" svg:width="25.199cm" svg:height="15.648cm" svg:x="1.4cm" svg:y="4.914cm" presentation:class="outline" presentation:user-transformed="true">
          <draw:text-box>
            <text:list text:style-name="L2">
              <text:list-item>
                <text:p>Array (Listeler)</text:p>
                <text:p>Aslında bir array değildir.</text:p>
                <text:p>Bir objeden tek farkı, key olarak rakam almasıdır. Ya da aslında bu da bir fark değildir.</text:p>
                <text:p><text:span text:style-name="T1">var x = new Array();</text:span><text:span text:style-name="T1"><text:line-break/></text:span><text:span text:style-name="T1">x[0] = ”neset”;</text:span><text:span text:style-name="T1"><text:line-break/></text:span><text:span text:style-name="T1">x[0]; // neset</text:span><text:span text:style-name="T1"><text:line-break/></text:span><text:span text:style-name="T1">x['foobar'] = ”ertas”;</text:span><text:span text:style-name="T1"><text:line-break/></text:span><text:span text:style-name="T1">x['foobar']; <text:s/>// ertas</text:span></text:p>
                <text:p><text:span text:style-name="T1"/></text:p>
                <text:p><text:span text:style-name="T1"/></text:p>
                <text:p><text:span text:style-name="T1"/></text:p>
                <text:p><text:span text:style-name="T1">http://www.w3schools.com/jsref/jsref_obj_array.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Veri tipleri</text:p>
          </draw:text-box>
        </draw:frame>
        <draw:frame presentation:style-name="pr2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String (Metin işlemleri)</text:p>
                <text:p/>
                <text:p>Karakter kodlaması : UTF-16</text:p>
                <text:p/>
                <text:p><text:span text:style-name="T1">”</text:span><text:span text:style-name="T1">fooBar”.toUpperCase(); //FOOBAR</text:span></text:p>
                <text:p><text:span text:style-name="T1"/></text:p>
                <text:p/>
                <text:p/>
                <text:p><text:span text:style-name="T1">http://www.w3schools.com/jsref/jsref_obj_string.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Veri tipleri</text:p>
          </draw:text-box>
        </draw:frame>
        <draw:frame presentation:style-name="pr2" draw:layer="layout" svg:width="25.199cm" svg:height="13.808cm" svg:x="1.4cm" svg:y="4.914cm" presentation:class="outline" presentation:user-transformed="true">
          <draw:text-box>
            <text:list text:style-name="L2">
              <text:list-item>
                <text:p>Boolean </text:p>
                <text:p/>
                <text:p/>
                <text:p><text:span text:style-name="T1">var foobar = new Boolean(true);</text:span></text:p>
                <text:p><text:span text:style-name="T1">foobar.toString();</text:span></text:p>
                <text:p><text:span text:style-name="T1"/></text:p>
                <text:p><text:span text:style-name="T1">false.toString();</text:span></text:p>
                <text:p><text:span text:style-name="T1"/></text:p>
                <text:p><text:span text:style-name="T1"/></text:p>
                <text:p><text:span text:style-name="T1">http://www.w3schools.com/jsref/jsref_obj_boolean.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Veri tipleri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Date (Tarih işlemleri)</text:p>
                <text:p/>
                <text:p><text:span text:style-name="T1">var currentTimestamp = new Date().getTime(); <text:s/>//1279780366831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http://www.w3schools.com/jsref/jsref_obj_date.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Veri tipleri</text:p>
          </draw:text-box>
        </draw:frame>
        <draw:frame presentation:style-name="pr2" draw:layer="layout" svg:width="25.199cm" svg:height="13.808cm" svg:x="1.4cm" svg:y="4.914cm" presentation:class="outline" presentation:user-transformed="true">
          <draw:text-box>
            <text:list text:style-name="L2">
              <text:list-item>
                <text:p>Math (Matematiksel işlemler)</text:p>
                <text:p/>
                <text:p/>
                <text:p><text:span text:style-name="T1">var max = Math.max(3,1,7,10); //10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http://www.w3schools.com/jsref/jsref_obj_math.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Veri tipleri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Regex (Düzenli ifadeler)</text:p>
                <text:p><text:span text:style-name="T1"/></text:p>
                <text:p><text:span text:style-name="T1">var isNeset = /neset/.test("Neset ertas"); //false</text:span></text:p>
                <text:p><text:span text:style-name="T1">var isNeset = /neset/i.test("Neset ertas"); //true</text:span></text:p>
                <text:p><text:span text:style-name="T1"/></text:p>
                <text:p><text:span text:style-name="T1">"Neset Ertas".replace(/s/g,"ş"); <text:s/>//Neşet Ertaş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http://www.w3schools.com/jsref/jsref_obj_regexp.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Veri tipleri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Browser objects ( Document Object Model)</text:p>
                <text:p><text:span text:style-name="T1"><text:s/></text:span><text:span text:style-name="T1">- window</text:span><text:span text:style-name="T1"><text:line-break/></text:span><text:span text:style-name="T1"> - navigator</text:span><text:span text:style-name="T1"><text:line-break/></text:span><text:span text:style-name="T1"> - screen</text:span><text:span text:style-name="T1"><text:line-break/></text:span><text:span text:style-name="T1"> - history</text:span><text:span text:style-name="T1"><text:line-break/></text:span><text:span text:style-name="T1"> - location</text:span></text:p>
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Veri tipleri</text:p>
          </draw:text-box>
        </draw:frame>
        <draw:frame presentation:style-name="pr2" draw:layer="layout" svg:width="25.199cm" svg:height="14.072cm" svg:x="1.4cm" svg:y="4.914cm" presentation:class="outline" presentation:user-transformed="true">
          <draw:text-box>
            <text:list text:style-name="L2">
              <text:list-item>
                <text:p>DOM (Document object model)</text:p>
                <text:p><text:span text:style-name="T1"/></text:p>
                <text:p><text:span text:style-name="T1">var allLinksOnPage = <text:s/>document.links;</text:span><text:span text:style-name="T1"><text:line-break/></text:span><text:span text:style-name="T1">var titleOfPage = document.title;</text:span><text:span text:style-name="T1"><text:line-break/></text:span><text:span text:style-name="T1">var allImagesOnPage = document.images;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http://www.w3schools.com/jsref/dom_obj_document.as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alsy</text:p>
          </draw:text-box>
        </draw:frame>
        <draw:frame presentation:style-name="pr2" draw:layer="layout" svg:width="8.125cm" svg:height="13.609cm" svg:x="1.4cm" svg:y="4.914cm" presentation:class="outline" presentation:user-transformed="true">
          <draw:text-box>
            <text:list text:style-name="L2">
              <text:list-item>
                <text:p>false</text:p>
              </text:list-item>
              <text:list-item>
                <text:p>null <text:s/></text:p>
              </text:list-item>
              <text:list-item>
                <text:p>undefined</text:p>
              </text:list-item>
              <text:list-item>
                <text:p>"" </text:p>
              </text:list-item>
              <text:list-item>
                <text:p>0 </text:p>
              </text:list-item>
              <text:list-item>
                <text:p>NaN</text:p>
              </text:list-item>
            </text:list>
          </draw:text-box>
        </draw:frame>
        <draw:frame presentation:style-name="pr2" draw:layer="layout" svg:width="8.125cm" svg:height="13.609cm" svg:x="15.401cm" svg:y="4.915cm" presentation:class="outline" presentation:user-transformed="true">
          <draw:text-box>
            <text:list text:style-name="L2">
              <text:list-item>
                <text:p>”false”</text:p>
              </text:list-item>
              <text:list-item>
                <text:p>”0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Koşul operatörleri</text:p>
          </draw:text-box>
        </draw:frame>
        <draw:frame presentation:style-name="pr2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1"><text:s text:c="3"/></text:span><text:span text:style-name="T1">switch( myValue) {</text:span><text:span text:style-name="T1"><text:line-break/></text:span><text:span text:style-name="T1"> <text:s text:c="4"/>case ”1” : </text:span></text:p>
                <text:list>
                  <text:list-item>
                    <text:list>
                      <text:list-header>
                        <text:p><text:span text:style-name="T1">foo = ”hodo”; break;</text:span></text:p>
                      </text:list-header>
                    </text:list>
                  </text:list-item>
                </text:list>
                <text:p><text:span text:style-name="T1"><text:s text:c="3"/></text:span><text:span text:style-name="T1">}</text:span><text:span text:style-name="T1"><text:line-break/></text:span><text:span text:style-name="T1"><text:line-break/></text:span><text:span text:style-name="T1"> <text:s text:c="2"/>if ( foo == ”hodo” ) {</text:span><text:span text:style-name="T1"><text:line-break/></text:span><text:span text:style-name="T1"> <text:s text:c="5"/>myValue = ”bodo”;</text:span><text:span text:style-name="T1"><text:line-break/></text:span><text:span text:style-name="T1"> <text:s text:c="2"/>}</text:span><text:span text:style-name="T1"><text:line-break/></text:span><text:span text:style-name="T1"> <text:s text:c="2"/>else if ( foo == ”dodo” ) {</text:span><text:span text:style-name="T1"><text:line-break/></text:span><text:span text:style-name="T1"> <text:s text:c="4"/>myValue = ”nono”;</text:span><text:span text:style-name="T1"><text:line-break/></text:span><text:span text:style-name="T1"> <text:s text:c="2"/>}</text:span><text:span text:style-name="T1"><text:line-break/></text:span><text:span text:style-name="T1"> <text:s text:c="2"/>else {</text:span><text:span text:style-name="T1"><text:line-break/></text:span><text:span text:style-name="T1"> <text:s text:c="2"/></text:span><text:span text:style-name="T1"><text:tab/></text:span><text:span text:style-name="T1">alert('Everything is something happened!');</text:span><text:span text:style-name="T1"><text:line-break/></text:span><text:span text:style-name="T1"> <text:s text:c="2"/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Döngüler</text:p>
          </draw:text-box>
        </draw:frame>
        <draw:frame presentation:style-name="pr2" draw:text-style-name="P6" draw:layer="layout" svg:width="25.199cm" svg:height="13.609cm" svg:x="1.4cm" svg:y="4.914cm" presentation:class="outline">
          <draw:text-box>
            <text:list text:style-name="L2">
              <text:list-header>
                <text:p><text:span text:style-name="T1">for (i = 0; i &lt; max; i++ ) {};</text:span><text:span text:style-name="T1"><text:line-break/></text:span><text:span text:style-name="T1"/></text:p>
                <text:p><text:span text:style-name="T1">while ( x != y ) {};</text:span></text:p>
                <text:p><text:span text:style-name="T1"/></text:p>
                <text:p><text:span text:style-name="T1">do { } while ( x!=y);</text:span></text:p>
                <text:p><text:span text:style-name="T1"/></text:p>
                <text:p><text:span text:style-name="T1">for (key in object) { value = object[key); };</text:span><text:span text:style-name="T1"><text:line-break/></text:span><text:span text:style-name="T1"><text:line-break/></text:span><text:span text:style-name="T1"><text:line-break/></text:span><text:span text:style-name="T1">continue / break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Scope</text:p>
          </draw:text-box>
        </draw:frame>
        <draw:frame presentation:style-name="pr7" draw:text-style-name="P6" draw:layer="layout" svg:width="10.795cm" svg:height="10.649cm" svg:x="2.54cm" svg:y="9.671cm" presentation:class="outline" presentation:user-transformed="true">
          <draw:text-box>
            <text:p text:style-name="P6"><text:span text:style-name="T1">{</text:span><text:span text:style-name="T1"><text:line-break/></text:span><text:span text:style-name="T1"> <text:s text:c="2"/>var foo = ”bar”;</text:span><text:span text:style-name="T1"><text:line-break/></text:span><text:span text:style-name="T1">}</text:span></text:p>
            <text:p text:style-name="P6"><text:span text:style-name="T1">alert(foo);</text:span></text:p>
          </draw:text-box>
        </draw:frame>
        <draw:frame presentation:style-name="pr8" draw:layer="layout" svg:width="25.199cm" svg:height="2.533cm" svg:x="1.401cm" svg:y="4.915cm" presentation:class="outline" presentation:user-transformed="true">
          <draw:text-box>
            <text:list text:style-name="L2">
              <text:list-item>
                <text:p>Block scope'ları yoktur, fonksiyon scope'ları vardır</text:p>
              </text:list-item>
            </text:list>
          </draw:text-box>
        </draw:frame>
        <draw:frame presentation:style-name="pr7" draw:text-style-name="P6" draw:layer="layout" svg:width="10.795cm" svg:height="10.649cm" svg:x="14.605cm" svg:y="9.525cm" presentation:class="outline" presentation:user-transformed="true">
          <draw:text-box>
            <text:p text:style-name="P6"><text:span text:style-name="T1">(function(){</text:span><text:span text:style-name="T1"><text:line-break/></text:span><text:span text:style-name="T1"> <text:s text:c="2"/>var foo = ”bar”;</text:span><text:span text:style-name="T1"><text:line-break/></text:span><text:span text:style-name="T1">})</text:span></text:p>
            <text:p text:style-name="P6"><text:span text:style-name="T1">alert(foo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xception'lar</text:p>
          </draw:text-box>
        </draw:frame>
        <draw:frame presentation:style-name="pr2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>try {</text:span><text:span text:style-name="T1"><text:line-break/></text:span><text:span text:style-name="T1"> <text:s/>throw {name:"FooError", message:"What can I do, sometimes"};</text:span><text:span text:style-name="T1"><text:line-break/></text:span><text:span text:style-name="T1">}</text:span><text:span text:style-name="T1"><text:line-break/></text:span><text:span text:style-name="T1">catch(error) {</text:span><text:span text:style-name="T1"><text:line-break/></text:span><text:span text:style-name="T1"> <text:s text:c="3"/>alert(error.message);</text:span><text:span text:style-name="T1"><text:line-break/></text:span><text:span text:style-name="T1">}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Fonksiyonlar</text:p>
          </draw:text-box>
        </draw:frame>
        <draw:frame presentation:style-name="pr2" draw:text-style-name="P6" draw:layer="layout" svg:width="25.199cm" svg:height="13.609cm" svg:x="1.4cm" svg:y="4.914cm" presentation:class="outline">
          <draw:text-box>
            <text:list text:style-name="L2">
              <text:list-header>
                <text:p><text:span text:style-name="T1">function foo(){</text:span></text:p>
                <text:list>
                  <text:list-header>
                    <text:p><text:span text:style-name="T1">alert('bar');</text:span></text:p>
                  </text:list-header>
                </text:list>
                <text:p><text:span text:style-name="T1">}</text:span></text:p>
                <text:p><text:span text:style-name="T1"/></text:p>
                <text:p><text:span text:style-name="T1">var foo = function(){</text:span></text:p>
                <text:list>
                  <text:list-header>
                    <text:p><text:span text:style-name="T1">alert('bar');</text:span></text:p>
                  </text:list-header>
                </text:list>
                <text:p><text:span text:style-name="T1">}</text:span></text:p>
                <text:p><text:span text:style-name="T1"/></text:p>
                <text:p><text:span text:style-name="T1">foo(); // ikisi de aynı şekilde çağırılabilir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3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Fonksiyonlar</text:p>
          </draw:text-box>
        </draw:frame>
        <draw:frame presentation:style-name="pr10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1">function foo(){</text:span></text:p>
                <text:list>
                  <text:list-header>
                    <text:p><text:span text:style-name="T1">return ”bir”;</text:span></text:p>
                  </text:list-header>
                </text:list>
                <text:p><text:span text:style-name="T1">}</text:span></text:p>
                <text:p><text:span text:style-name="T1"/></text:p>
                <text:p><text:span text:style-name="T1">alert( foo() ); <text:s/>// iki</text:span></text:p>
                <text:p><text:span text:style-name="T1"/></text:p>
                <text:p><text:span text:style-name="T1">function foo(){</text:span></text:p>
                <text:list>
                  <text:list-header>
                    <text:p><text:span text:style-name="T1">return ”iki”;</text:span></text:p>
                  </text:list-header>
                </text:list>
                <text:p><text:span text:style-name="T1">}</text:span></text:p>
              </text:list-header>
            </text:list>
          </draw:text-box>
        </draw:frame>
        <draw:frame presentation:style-name="pr2" draw:layer="layout" svg:width="12.296cm" svg:height="13.609cm" svg:x="14.311cm" svg:y="4.914cm" presentation:class="outline">
          <draw:text-box>
            <text:list text:style-name="L2">
              <text:list-header>
                <text:p><text:span text:style-name="T1">var foo = function(){</text:span></text:p>
                <text:list>
                  <text:list-header>
                    <text:p><text:span text:style-name="T1">return ”bir”;</text:span></text:p>
                  </text:list-header>
                </text:list>
                <text:p><text:span text:style-name="T1">}</text:span></text:p>
                <text:p><text:span text:style-name="T1"/></text:p>
                <text:p><text:span text:style-name="T1">alert( foo() ); <text:s/>// bir</text:span></text:p>
                <text:p><text:span text:style-name="T1"/></text:p>
                <text:p><text:span text:style-name="T1">var foo = function(){</text:span></text:p>
                <text:list>
                  <text:list-header>
                    <text:p><text:span text:style-name="T1">return ”iki”;</text:span></text:p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lambda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Parametre olarak fonksiyonlar</text:p>
              </text:list-item>
              <text:list-item>
                <text:p>return değeri olarak fonksiyonlar</text:p>
              </text:list-item>
              <text:list-item>
                <text:p>anonim fonksiyonl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Sınıflar</text:p>
          </draw:text-box>
        </draw:frame>
        <draw:frame presentation:style-name="pr2" draw:layer="layout" svg:width="25.199cm" svg:height="15.072cm" svg:x="1.4cm" svg:y="4.914cm" presentation:class="outline" presentation:user-transformed="true">
          <draw:text-box>
            <text:list text:style-name="L2">
              <text:list-header>
                <text:p><text:span text:style-name="T1">function ClassName(){</text:span><text:span text:style-name="T1"><text:line-break/></text:span><text:span text:style-name="T1"> <text:s text:c="3"/>this.publicVar = "foo";</text:span><text:span text:style-name="T1"><text:line-break/></text:span><text:span text:style-name="T1"> <text:s text:c="3"/>var privateVar = "bar";</text:span><text:span text:style-name="T1"><text:line-break/></text:span><text:span text:style-name="T1"> <text:s text:c="3"/>this.publicFunction = function() {</text:span><text:span text:style-name="T1"><text:line-break/></text:span><text:span text:style-name="T1"> <text:s text:c="6"/>var valueOfPrivateVar = getPrivateVar();</text:span><text:span text:style-name="T1"><text:line-break/></text:span><text:span text:style-name="T1"> <text:s text:c="7"/>alert(valueOfPrivateVar);</text:span><text:span text:style-name="T1"><text:line-break/></text:span><text:span text:style-name="T1"> <text:s text:c="3"/>};</text:span><text:span text:style-name="T1"><text:line-break/></text:span><text:span text:style-name="T1"><text:line-break/></text:span><text:span text:style-name="T1"> <text:s text:c="3"/>var getPrivateVar = function() {</text:span><text:span text:style-name="T1"><text:line-break/></text:span><text:span text:style-name="T1"> <text:s text:c="7"/>return privateVar;</text:span><text:span text:style-name="T1"><text:line-break/></text:span><text:span text:style-name="T1"> <text:s text:c="3"/>};</text:span><text:span text:style-name="T1"><text:line-break/></text:span><text:span text:style-name="T1">}</text:span></text:p>
                <text:p><text:span text:style-name="T1"/></text:p>
                <text:p><text:span text:style-name="T1">var myObj = new ClassName();</text:span></text:p>
                <text:p><text:span text:style-name="T1">myObj.publicFunction()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Sınıflar</text:p>
          </draw:text-box>
        </draw:frame>
        <draw:frame presentation:style-name="pr2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1">var myObj= {</text:span><text:span text:style-name="T1"><text:line-break/></text:span><text:span text:style-name="T1"> <text:s text:c="3"/>"publicVar" : "foo",</text:span><text:span text:style-name="T1"><text:line-break/></text:span><text:span text:style-name="T1"> <text:s text:c="3"/>"publicFunction" : function() {</text:span><text:span text:style-name="T1"><text:line-break/></text:span><text:span text:style-name="T1"> <text:s text:c="7"/>alert(this.publicVar);</text:span><text:span text:style-name="T1"><text:line-break/></text:span><text:span text:style-name="T1"> <text:s text:c="3"/>}</text:span><text:span text:style-name="T1"><text:line-break/></text:span><text:span text:style-name="T1">};</text:span></text:p>
                <text:p><text:span text:style-name="T1"/></text:p>
                <text:p><text:span text:style-name="T1">myObj.publicVar;</text:span></text:p>
                <text:p><text:span text:style-name="T1">myObj.publicFunction();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Sınıflar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1">var myObj = function() {</text:span><text:span text:style-name="T1"><text:line-break/></text:span><text:span text:style-name="T1"> <text:s text:c="3"/>var privateVar = "foo";</text:span><text:span text:style-name="T1"><text:line-break/></text:span><text:span text:style-name="T1"> <text:s text:c="3"/>return {</text:span><text:span text:style-name="T1"><text:line-break/></text:span><text:span text:style-name="T1"> <text:s text:c="7"/>publicMethod : function() {</text:span><text:span text:style-name="T1"><text:line-break/></text:span><text:span text:style-name="T1"> <text:s text:c="11"/>alert(privateVar);</text:span><text:span text:style-name="T1"><text:line-break/></text:span><text:span text:style-name="T1"> <text:s text:c="8"/>}</text:span><text:span text:style-name="T1"><text:line-break/></text:span><text:span text:style-name="T1"> <text:s text:c="3"/>};</text:span><text:span text:style-name="T1"><text:line-break/></text:span><text:span text:style-name="T1">}();</text:span></text:p>
                <text:p><text:span text:style-name="T1"/></text:p>
                <text:p><text:span text:style-name="T1">myObj.privateVar;</text:span></text:p>
                <text:p><text:span text:style-name="T1">myObj.publicMethod();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Sınıflar</text:p>
          </draw:text-box>
        </draw:frame>
        <draw:frame presentation:style-name="pr2" draw:text-style-name="P6" draw:layer="layout" svg:width="25.199cm" svg:height="14.306cm" svg:x="1.4cm" svg:y="4.914cm" presentation:class="outline" presentation:user-transformed="true">
          <draw:text-box>
            <text:list text:style-name="L2">
              <text:list-header>
                <text:p><text:span text:style-name="T1">var MyClass = function(param1) {</text:span><text:span text:style-name="T1"><text:line-break/></text:span><text:span text:style-name="T1"> <text:s text:c="3"/>var privateVar = "this is object for";</text:span><text:span text:style-name="T1"><text:line-break/></text:span><text:span text:style-name="T1"> <text:s text:c="3"/>this.publicVar = privateVar + " &gt; " + param1;</text:span><text:span text:style-name="T1"><text:line-break/></text:span><text:span text:style-name="T1">}</text:span></text:p>
                <text:p><text:span text:style-name="T1">myObj = new MyClass("first"); </text:span><text:span text:style-name="T1"><text:line-break/></text:span><text:span text:style-name="T1">myOtherObj = new MyClass("second");</text:span></text:p>
                <text:p><text:span text:style-name="T1">MyClass.prototype.alertPrivateVar = function() {</text:span><text:span text:style-name="T1"><text:line-break/></text:span><text:span text:style-name="T1"> <text:s text:c="3"/>alert(this.publicVar);</text:span><text:span text:style-name="T1"><text:line-break/></text:span><text:span text:style-name="T1">}</text:span></text:p>
                <text:p><text:span text:style-name="T1"><text:line-break/></text:span><text:span text:style-name="T1">myOtherObj.alertPrivateVar = function() {</text:span><text:span text:style-name="T1"><text:line-break/></text:span><text:span text:style-name="T1"> <text:s text:c="3"/>alert('this is overridden');</text:span><text:span text:style-name="T1"><text:line-break/></text:span><text:span text:style-name="T1">}</text:span></text:p>
                <text:p><text:span text:style-name="T1">myObj.alertPrivateVar();</text:span></text:p>
                <text:p><text:span text:style-name="T1">myOtherObj.alertPrivateVar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i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oo.bar() <text:s/>için ”foo”</text:p>
                <text:p/>
              </text:list-item>
              <text:list-item>
                <text:p>foobar() için global (browser için 'window'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arguments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oobar(param1,param2,param2) {<text:line-break/> <text:s text:c="6"/>alert(”argc ” + arguments.length; //<text:line-break/><text:tab/><text:tab/><text:line-break/><text:tab/><text:tab/>param1 = arguments[0];<text:line-break/><text:line-break/>}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arguments</text:p>
          </draw:text-box>
        </draw:frame>
        <draw:frame presentation:style-name="pr2" draw:layer="layout" svg:width="25.199cm" svg:height="14.945cm" svg:x="1.4cm" svg:y="4.914cm" presentation:class="outline" presentation:user-transformed="true">
          <draw:text-box>
            <text:p><text:span text:style-name="T1">var foobar = function(name, surname, age) {</text:span></text:p>
            <text:p><text:span text:style-name="T1"><text:s text:c="4"/></text:span><text:span text:style-name="T1">this.name = name;</text:span></text:p>
            <text:p><text:span text:style-name="T1"><text:s text:c="4"/></text:span><text:span text:style-name="T1">this.surname = surname;</text:span></text:p>
            <text:p><text:span text:style-name="T1"><text:s text:c="4"/></text:span><text:span text:style-name="T1">this.age = age;</text:span></text:p>
            <text:p><text:span text:style-name="T1">}</text:span></text:p>
            <text:p><text:span text:style-name="T1"/></text:p>
            <text:p><text:span text:style-name="T1">var foobar = function(obj) {</text:span></text:p>
            <text:p><text:span text:style-name="T1"><text:s text:c="4"/></text:span><text:span text:style-name="T1">this.name = obj.name || "default name";</text:span></text:p>
            <text:p><text:span text:style-name="T1"><text:s text:c="4"/></text:span><text:span text:style-name="T1">this.surname = obj.surname;</text:span></text:p>
            <text:p><text:span text:style-name="T1"><text:s text:c="4"/></text:span><text:span text:style-name="T1">this.age = obj.age;</text:span></text:p>
            <text:p><text:span text:style-name="T1">}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2T3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Inheritence</text:p>
          </draw:text-box>
        </draw:frame>
        <draw:frame presentation:style-name="pr11" draw:layer="layout" svg:width="14.877cm" svg:height="8.527cm" svg:x="-0.3cm" svg:y="4.645cm" presentation:class="outline" presentation:user-transformed="true">
          <draw:text-box>
            <text:list text:style-name="L2">
              <text:list-header>
                <text:p><text:span text:style-name="T2">function BaseUser(name, surname) { <text:s text:c="7"/></text:span><text:span text:style-name="T2"><text:line-break/></text:span><text:span text:style-name="T2"> <text:s text:c="3"/>var name = name;</text:span><text:span text:style-name="T2"><text:line-break/></text:span><text:span text:style-name="T2"> <text:s text:c="3"/>var surname = surname;</text:span><text:span text:style-name="T2"><text:line-break/></text:span><text:span text:style-name="T2"> <text:s text:c="3"/>this.getNameSurname = function() {</text:span><text:span text:style-name="T2"><text:line-break/></text:span><text:span text:style-name="T2"> <text:s text:c="7"/>alert( name + " " + surname);</text:span><text:span text:style-name="T2"><text:line-break/></text:span><text:span text:style-name="T2"> <text:s text:c="3"/>};</text:span><text:span text:style-name="T2"><text:line-break/></text:span><text:span text:style-name="T2">};</text:span></text:p>
                <text:p><text:span text:style-name="T2"/></text:p>
                <text:p><text:span text:style-name="T4"/></text:p>
                <text:p><text:span text:style-name="T2"/></text:p>
              </text:list-header>
            </text:list>
          </draw:text-box>
        </draw:frame>
        <draw:frame presentation:style-name="pr2" draw:layer="layout" svg:width="15.24cm" svg:height="13.609cm" svg:x="13.97cm" svg:y="4.445cm" presentation:class="outline" presentation:user-transformed="true">
          <draw:text-box>
            <text:list text:style-name="L2">
              <text:list-header>
                <text:p><text:span text:style-name="T2">function AdminUser(name, surname, rank){</text:span><text:span text:style-name="T2"><text:line-break/></text:span><text:span text:style-name="T2"> <text:s text:c="3"/>BaseUser.apply(this,arguments);</text:span><text:span text:style-name="T2"><text:line-break/></text:span><text:span text:style-name="T2"> <text:s text:c="3"/>var rank = rank;</text:span><text:span text:style-name="T2"><text:line-break/></text:span><text:span text:style-name="T2"> <text:s text:c="3"/>this.getRank = function() {</text:span><text:span text:style-name="T2"><text:line-break/></text:span><text:span text:style-name="T2"> <text:s text:c="7"/>alert(rank);</text:span><text:span text:style-name="T2"><text:line-break/></text:span><text:span text:style-name="T2"> <text:s text:c="3"/>};</text:span><text:span text:style-name="T2"><text:line-break/></text:span><text:span text:style-name="T2">} </text:span></text:p>
              </text:list-header>
            </text:list>
          </draw:text-box>
        </draw:frame>
        <draw:frame presentation:style-name="pr2" draw:layer="layout" svg:width="15.24cm" svg:height="13.609cm" svg:x="5.715cm" svg:y="12.7cm" presentation:class="outline" presentation:user-transformed="true">
          <draw:text-box>
            <text:list text:style-name="L2">
              <text:list-header>
                <text:p><text:span text:style-name="T2">user = new BaseUser("Recep", "Bülbülses");</text:span><text:span text:style-name="T2"><text:line-break/></text:span><text:span text:style-name="T2">user.getNameSurname();</text:span><text:span text:style-name="T2"><text:line-break/></text:span><text:span text:style-name="T2">user.getRank(); // TypeError not a function</text:span></text:p>
                <text:p><text:span text:style-name="T2"/></text:p>
                <text:p><text:span text:style-name="T2">admin = new AdminUser("Resul","Balay","cCc");</text:span><text:span text:style-name="T2"><text:line-break/></text:span><text:span text:style-name="T2">admin.getNameSurname();</text:span><text:span text:style-name="T2"><text:line-break/></text:span><text:span text:style-name="T2">admin.getRank(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1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Eventlar</text:p>
          </draw:text-box>
        </draw:frame>
        <draw:frame presentation:style-name="pr2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Kötü</text:span></text:p>
                <text:p><text:span text:style-name="T1">&lt;a href="#" id=”link” onclick="alert('foo')" style="background:#cCc"&gt;</text:span><text:span text:style-name="T1"><text:line-break/></text:span><text:span text:style-name="T1"><text:tab/></text:span><text:span text:style-name="T1">click</text:span><text:span text:style-name="T1"><text:line-break/></text:span><text:span text:style-name="T1">&lt;/a&gt;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ventlar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iraz daha iyi</text:p>
                <text:p><text:span text:style-name="T1">linkElement = document.getElementById('link');</text:span></text:p>
                <text:p><text:span text:style-name="T1"><text:line-break/></text:span><text:span text:style-name="T1">function alertFoo() {</text:span><text:span text:style-name="T1"><text:line-break/></text:span><text:span text:style-name="T1"> </text:span><text:span text:style-name="T1"><text:tab/></text:span><text:span text:style-name="T1">alert('foo');</text:span><text:span text:style-name="T1"><text:line-break/></text:span><text:span text:style-name="T1">}</text:span></text:p>
                <text:p><text:span text:style-name="T1"/></text:p>
                <text:p><text:span text:style-name="T1">linkElement.onclick = alertFoo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vent'la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Tavsiye edilen</text:p>
                <text:p><text:span text:style-name="T1">linkElement = document.getElementById('link');</text:span></text:p>
                <text:p><text:span text:style-name="T1"><text:line-break/></text:span><text:span text:style-name="T1">function alertFoo() {</text:span><text:span text:style-name="T1"><text:line-break/></text:span><text:span text:style-name="T1"> <text:s text:c="2"/>alert('foo');</text:span><text:span text:style-name="T1"><text:line-break/></text:span><text:span text:style-name="T1">}</text:span></text:p>
                <text:p><text:span text:style-name="T1">if (linkElement.addEventListener){ <text:s/></text:span><text:span text:style-name="T1"><text:line-break/></text:span><text:span text:style-name="T1"> <text:s text:c="2"/>linkElement.addEventListener('click', alertFoo, false); <text:s text:c="2"/></text:span><text:span text:style-name="T1"><text:line-break/></text:span><text:span text:style-name="T1">} </text:span><text:span text:style-name="T1"><text:line-break/></text:span><text:span text:style-name="T1">else if (linkElement.attachEvent){ <text:s text:c="2"/>//explorer</text:span><text:span text:style-name="T1"><text:line-break/></text:span><text:span text:style-name="T1"> <text:s text:c="2"/>linkElement.attachEvent('onclick', alertFoo); <text:s/></text:span><text:span text:style-name="T1"><text:line-break/></text:span><text:span text:style-name="T1">} <text:s/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XHR (XmlHttpRequest)</text:p>
          </draw:text-box>
        </draw:frame>
        <draw:frame presentation:style-name="pr12" draw:text-style-name="P7" draw:layer="layout" svg:width="25.199cm" svg:height="16.026cm" svg:x="1.4cm" svg:y="3.81cm" presentation:class="outline" presentation:user-transformed="true">
          <draw:text-box>
            <text:list text:style-name="L2">
              <text:list-header>
                <text:p><text:span text:style-name="T4">var xmlHttp = null;</text:span><text:span text:style-name="T4"><text:line-break/></text:span><text:span text:style-name="T4">try {</text:span><text:span text:style-name="T4"><text:line-break/></text:span><text:span text:style-name="T4"> <text:s text:c="3"/>xmlHttp = new XMLHttpRequest(); // Mozilla, Opera, Safari, IE &gt;= 7</text:span><text:span text:style-name="T4"><text:line-break/></text:span><text:span text:style-name="T4">} catch(e) {</text:span><text:span text:style-name="T4"><text:line-break/></text:span><text:span text:style-name="T4"> <text:s text:c="3"/>try { // ie6</text:span><text:span text:style-name="T4"><text:line-break/></text:span><text:span text:style-name="T4"> <text:s text:c="7"/>xmlHttp <text:s/>= new ActiveXObject("Microsoft.XMLHTTP");</text:span><text:span text:style-name="T4"><text:line-break/></text:span><text:span text:style-name="T4"> <text:s text:c="3"/>} catch(e) {</text:span><text:span text:style-name="T4"><text:line-break/></text:span><text:span text:style-name="T4"> <text:s text:c="7"/>try { //ie5</text:span><text:span text:style-name="T4"><text:line-break/></text:span><text:span text:style-name="T4"> <text:s text:c="11"/>xmlHttp <text:s/>= new ActiveXObject("Msxml2.XMLHTTP");</text:span><text:span text:style-name="T4"><text:line-break/></text:span><text:span text:style-name="T4"> <text:s text:c="7"/>} catch(e) {</text:span><text:span text:style-name="T4"><text:line-break/></text:span><text:span text:style-name="T4"> <text:s text:c="11"/>xmlHttp <text:s/>= null;</text:span><text:span text:style-name="T4"><text:line-break/></text:span><text:span text:style-name="T4"> <text:s text:c="7"/>}</text:span><text:span text:style-name="T4"><text:line-break/></text:span><text:span text:style-name="T4"> <text:s text:c="3"/>}</text:span><text:span text:style-name="T4"><text:line-break/></text:span><text:span text:style-name="T4">}</text:span></text:p>
                <text:p><text:span text:style-name="T4">if (xmlHttp) {</text:span><text:span text:style-name="T4"><text:line-break/></text:span><text:span text:style-name="T4"> <text:s text:c="3"/>xmlHttp.open('GET', 'something.xml', true);</text:span><text:span text:style-name="T4"><text:line-break/></text:span><text:span text:style-name="T4"> <text:s text:c="3"/>xmlHttp.onreadystatechange = function () {</text:span><text:span text:style-name="T4"><text:line-break/></text:span><text:span text:style-name="T4"> <text:s text:c="7"/>if (xmlHttp.readyState == 4) {</text:span><text:span text:style-name="T4"><text:line-break/></text:span><text:span text:style-name="T4"> <text:s text:c="11"/>alert(xmlHttp.responseText);</text:span><text:span text:style-name="T4"><text:line-break/></text:span><text:span text:style-name="T4"> <text:s text:c="7"/>}</text:span><text:span text:style-name="T4"><text:line-break/></text:span><text:span text:style-name="T4"> <text:s text:c="3"/>};</text:span><text:span text:style-name="T4"><text:line-break/></text:span><text:span text:style-name="T4"> <text:s text:c="3"/>xmlHttp.send(null);</text:span><text:span text:style-name="T4"><text:line-break/></text:span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JSONP (Json with padding)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arklı domainlere istek yapabilmek istediğinizde</text:p>
                <text:p><text:span text:style-name="T4">&lt;script type="text/javascript"&gt;</text:span></text:p>
                <text:list>
                  <text:list-header>
                    <text:p><text:span text:style-name="T4">function methodName(params) {</text:span><text:span text:style-name="T4"><text:line-break/></text:span><text:span text:style-name="T4"><text:tab/></text:span><text:span text:style-name="T4">console.log(params);</text:span><text:span text:style-name="T4"><text:line-break/></text:span><text:span text:style-name="T4">}</text:span></text:p>
                  </text:list-header>
                </text:list>
                <text:p><text:span text:style-name="T4">&lt;/script&gt;</text:span></text:p>
                <text:p><text:span text:style-name="T4">&lt;script src="http://api.eksigator.com/demo/demo/getList?&amp;jsoncallback=methodName" type="text/javascript"&gt;</text:span></text:p>
                <text:p><text:span text:style-name="T4">&lt;/script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Baksanız iyi olu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5"><text:a xlink:href="http://www.w3schools.com/js/default.asp">http://www.w3schools.com/js/default.asp</text:a></text:span></text:p>
              </text:list-item>
              <text:list-item>
                <text:p><text:span text:style-name="T5"><text:a xlink:href="http://azer.googlecode.com/files/ileri_seviye_javascript.pdf">http://azer.googlecode.com/files/ileri_seviye_javascript.pdf</text:a></text:span></text:p>
              </text:list-item>
              <text:list-item>
                <text:p><text:span text:style-name="T5"><text:a xlink:href="http://ejohn.org/">http://ejohn.org/</text:a></text:span></text:p>
              </text:list-item>
              <text:list-item>
                <text:p><text:span text:style-name="T5">Javascript : The Good Parts</text:span></text:p>
                <text:p><text:span text:style-name="T4"><text:a xlink:href="http://www.amazon.com/JavaScript-Good-Parts-Douglas-Crockford/dp/0596517742">http://www.amazon.com/JavaScript-Good-Parts-Douglas-Crockford/dp/0596517742</text:a></text:span></text:p>
              </text:list-item>
              <text:list-item>
                <text:p><text:span text:style-name="T5">Pro Javascript Techniques</text:span></text:p>
                <text:p><text:span text:style-name="T4"><text:a xlink:href="http://www.amazon.com/Pro-JavaScript-Techniques-John-Resig/dp/1590597273">http://www.amazon.com/Pro-JavaScript-Techniques-John-Resig/dp/1590597273</text:a></text:span></text:p>
                <text:p><text:span text:style-name="T4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İletişim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header>
                <text:p text:style-name="P2">Osman Yüksel</text:p>
                <text:p text:style-name="P2"/>
              </text:list-header>
              <text:list-item>
                <text:p text:style-name="P2">yuxel |ET| sonsuzdongu {DAT} com</text:p>
                <text:p text:style-name="P2">http://yuxel.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2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0-07-22T09:06:22</meta:creation-date>
    <dc:language>fi-FI</dc:language>
    <meta:editing-cycles>16</meta:editing-cycles>
    <meta:editing-duration>PT04H33M55S</meta:editing-duration>
    <dc:date>2010-08-01T12:00:10</dc:date>
    <meta:document-statistic meta:object-count="1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0/share/template/en-US/presnt/Blue.otp"/>
  </office:meta>
</office:document-meta>
</file>